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0ff9ae" officeooo:paragraph-rsid="000ff9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f9ae" officeooo:paragraph-rsid="000ff9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f9ae" officeooo:paragraph-rsid="000ff9a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rianópolis 20 de novembro de 2018</text:p>
      <text:p text:style-name="P2">IFSC CT INFORMATICA</text:p>
      <text:p text:style-name="P2">João Pedro LPS</text:p>
      <text:p text:style-name="P2"/>
      <text:p text:style-name="P3">Orientação a Objetos</text:p>
      <text:p text:style-name="P3">Atividade</text:p>
      <text:p text:style-name="P3">___________________________________________________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5:23:34.327831938</meta:creation-date>
    <dc:date>2018-11-20T15:25:09.725903475</dc:date>
    <meta:editing-duration>PT1M3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7" meta:character-count="149" meta:non-whitespace-character-count="138"/>
  </office:meta>
</office:document-meta>
</file>